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9.3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row table:style-name="ro1">
          <table:table-cell table:style-name="ce1" office:value-type="string" calcext:value-type="string">
            <text:p>Functions used in TRIDEX (TRIDEX/working/tridex.od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Called by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ES4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3</text:p>
          </table:table-cell>
          <table:table-cell office:value-type="string" calcext:value-type="string">
            <text:p>'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be.js</text:p>
          </table:table-cell>
          <table:table-cell office:value-type="string" calcext:value-type="string">
            <text:p>Cube(index, a,b,d)</text:p>
          </table:table-cell>
          <table:table-cell office:value-type="string" calcext:value-type="string">
            <text:p>page_A</text:p>
          </table:table-cell>
          <table:table-cell/>
          <table:table-cell office:value-type="string" calcext:value-type="string">
            <text:p>construc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pute_pattern(myCube)</text:p>
          </table:table-cell>
          <table:table-cell office:value-type="string" calcext:value-type="string">
            <text:p>page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be_draw_H_TML(myCube)</text:p>
          </table:table-cell>
          <table:table-cell office:value-type="string" calcext:value-type="string">
            <text:p>page_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be_draw_cube(index)</text:p>
          </table:table-cell>
          <table:table-cell office:value-type="string" calcext:value-type="string">
            <text:p>display_to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_colour(myCube)</text:p>
          </table:table-cell>
          <table:table-cell office:value-type="string" calcext:value-type="string">
            <text:p>direction_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_colour(myCube, colour)</text:p>
          </table:table-cell>
          <table:table-cell office:value-type="string" calcext:value-type="string">
            <text:p>direction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_draw_coords()</text:p>
          </table:table-cell>
          <table:table-cell office:value-type="string" calcext:value-type="string">
            <text:p>direction_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et_draw_numbers()</text:p>
          </table:table-cell>
          <table:table-cell office:value-type="string" calcext:value-type="string">
            <text:p>HTU_str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_list(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ke_HTU_string(A, B, D)</text:p>
          </table:table-cell>
          <table:table-cell office:value-type="string" calcext:value-type="string">
            <text:p>HTU_numb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ke_HTU_number(A, B, 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i_draw_H_TML(fa, fb, fd)</text:p>
          </table:table-cell>
          <table:table-cell office:value-type="string" calcext:value-type="string">
            <text:p>cube_let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be_list(mini_cube)</text:p>
          </table:table-cell>
          <table:table-cell office:value-type="string" calcext:value-type="string">
            <text:p>cube_colour</text:p>
          </table:table-cell>
          <table:table-cell/>
          <table:table-cell office:value-type="string" calcext:value-type="string">
            <text:p>debug l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_letter(myCube, lette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een_functions</text:p>
          </table:table-cell>
          <table:table-cell office:value-type="string" calcext:value-type="string">
            <text:p>draw_cube_space_a(a_value)</text:p>
          </table:table-cell>
          <table:table-cell office:value-type="string" calcext:value-type="string">
            <text:p>height_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w_cube_loop()</text:p>
          </table:table-cell>
          <table:table-cell office:value-type="string" calcext:value-type="string">
            <text:p>height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_a()</text:p>
          </table:table-cell>
          <table:table-cell office:value-type="string" calcext:value-type="string">
            <text:p>cube_patter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_b()</text:p>
          </table:table-cell>
          <table:table-cell office:value-type="string" calcext:value-type="string">
            <text:p>image_str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_d(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raw_cube_space_b(b_value)</text:p>
          </table:table-cell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w_cube_space_d(d_valu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be_click_black(a_value, b_value, d_valu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be_click_white(a_value, b_value, d_valu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_YELLOW(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_minicube(a, b, 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_instruction(i_numbe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gword(input_word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tions_used</text:p>
          </table:table-cell>
          <table:table-cell office:value-type="string" calcext:value-type="string">
            <text:p>get_ANSWER(index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_CLUE(index)</text:p>
          </table:table-cell>
          <table:table-cell/>
          <table:table-cell office:value-type="string" calcext:value-type="string">
            <text:p>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ear_possible(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_letter(add_letter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_letter_in_cube(lett, HTU_number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swer_selected(selected_ANSWER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tch_clue(word_chose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dy(untidy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_clue(word_in)</text:p>
          </table:table-cell>
          <table:table-cell/>
          <table:table-cell office:value-type="string" calcext:value-type="string">
            <text:p>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ek_word_locations(current_HTU,word_strippe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_letter_cubes(current_minicub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_word_cubes(cube_HTU,word_stripped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ter_pressed</text:p>
          </table:table-cell>
          <table:table-cell office:value-type="string" calcext:value-type="string">
            <text:p>letter_pressed(let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ek_word(lett, HTU_number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_word_frame(lett, HTU_number, directio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_to_selection(answer_number, selected_ANSWE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tions8</text:p>
          </table:table-cell>
          <table:table-cell office:value-type="string" calcext:value-type="string">
            <text:p><text:s/>word_to_select(wor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_answer_in_direction (answer,HTU_start, ABD_dir_i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ve_answer(HTU_number, selected_word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_location</text:p>
          </table:table-cell>
          <table:table-cell office:value-type="string" calcext:value-type="string">
            <text:p>update_words(key_HTU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tter_match(cubekey, wordkey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_word_HTU (in_HTU , word_ptr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ar_cube_space</text:p>
          </table:table-cell>
          <table:table-cell office:value-type="string" calcext:value-type="string">
            <text:p>clear_cube_space(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_cube_space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lay_level</text:p>
          </table:table-cell>
          <table:table-cell office:value-type="string" calcext:value-type="string">
            <text:p>display_level_b(b_valu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display_level_a(temp_a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play_level_d(HTU_number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15:11:48.2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06:52:56.933000000</meta:creation-date>
    <dc:date>2017-08-11T08:01:35.781000000</dc:date>
    <meta:editing-duration>P2DT19M2S</meta:editing-duration>
    <meta:editing-cycles>9</meta:editing-cycles>
    <meta:generator>LibreOffice/4.3.5.2$Windows_x86 LibreOffice_project/3a87456aaa6a95c63eea1c1b3201acedf0751bd5</meta:generator>
    <meta:print-date>2017-08-10T15:24:21.606000000</meta:print-date>
    <meta:document-statistic meta:table-count="1" meta:cell-count="96" meta:object-count="0"/>
  </office:meta>
</office:document-meta>
</file>